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6.652cm" style:rel-column-width="26215*"/>
    </style:style>
    <style:style style:name="Tableau2.B" style:family="table-column">
      <style:table-column-properties style:column-width="2.117cm" style:rel-column-width="8342*"/>
    </style:style>
    <style:style style:name="Tableau2.D" style:family="table-column">
      <style:table-column-properties style:column-width="1.958cm" style:rel-column-width="7716*"/>
    </style:style>
    <style:style style:name="Tableau2.E" style:family="table-column">
      <style:table-column-properties style:column-width="1.893cm" style:rel-column-width="7459*"/>
    </style:style>
    <style:style style:name="Tableau2.F" style:family="table-column">
      <style:table-column-properties style:column-width="1.893cm" style:rel-column-width="7461*"/>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0.018cm solid #000000"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0.018cm solid #000000"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F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B7" style:family="table-cell">
      <style:table-cell-properties style:vertical-align="bottom" fo:padding="0.125cm" fo:border-left="0.018cm solid #000000" fo:border-right="0.018cm solid #000000" fo:border-top="none" fo:border-bottom="0.018cm solid #000000" style:writing-mode="lr-tb"/>
    </style:style>
    <style:style style:name="Tableau2.8" style:family="table-row">
      <style:table-row-properties style:min-row-height="1.499cm" style:keep-together="true" fo:keep-together="auto"/>
    </style:style>
    <style:style style:name="Tableau2.A8"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3"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4"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28"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29"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0"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1"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2"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3"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4"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5" style:family="paragraph" style:parent-style-name="Standard">
      <style:text-properties style:font-name="Gill Sans MT_CCJU"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18">%=<text:span text:style-name="T4">remLineWhenBlank(empty_line)=%</text:span>%#include AM_HEADER_RAPPEL#%</text:p>
      <text:p text:style-name="P21"/>
      <text:p text:style-name="P32">Contribution de l'Etat à la réduction des primes dans l'assurance‑maladie pour l'année %=RELATIV1=%</text:p>
      <text:p text:style-name="P33"/>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8">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 Votre assureur-maladie la déduira de chaque prime de l'assurance-maladie des soins obligatoire, pour autant que celle-ci soit supérieure ou égale à cette contribution, qui, si tel n'est pas le cas, correspondra à la prime facturée.</text:p>
      <text:p text:style-name="P16"/>
      <text:p text:style-name="P16">Pour obtenir de telles contributions pour vous et les membres de votre famille dont vous assumez l'entretien, <text:span text:style-name="T7">vous devez remplir la requête figurant au verso et nous la remettre dans les plus brefs délais, avec vos certificat d'assurance-maladie obligatoire des soins de l'année %=RELATIV1=%</text:span>.</text:p>
      <text:p text:style-name="P16"/>
      <text:p text:style-name="P16">%#include AM_SIGNATURES#%</text:p>
      <text:p text:style-name="P34"><text:span text:style-name="T6">Requête</text:span><text:span text:style-name="T5"> en vue de l'obtention d'une réduction des primes dans l'assurance-maladie</text:span></text:p>
      <text:p text:style-name="P26"/>
      <text:p text:style-name="P17">(Loi cantonale portant introduction de la loi fédérale sur l'assurance-maladie du 20 décembre 1996)</text:p>
      <text:p text:style-name="P27"/>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row table:style-name="Tableau2.1">
          <table:table-cell table:style-name="Tableau2.A1" table:number-columns-spanned="3" office:value-type="string">
            <text:p text:style-name="P23"/>
          </table:table-cell>
          <table:covered-table-cell/>
          <table:covered-table-cell/>
          <table:table-cell table:style-name="Tableau2.D1" table:number-columns-spanned="3" office:value-type="string">
            <text:p text:style-name="P36">A remplir par notre institution</text:p>
          </table:table-cell>
          <table:covered-table-cell/>
          <table:covered-table-cell/>
        </table:table-row>
        <table:table-row table:style-name="Tableau2.2">
          <table:table-cell table:style-name="Tableau2.A2" office:value-type="string">
            <text:p text:style-name="P35">Nom et prénom</text:p>
          </table:table-cell>
          <table:table-cell table:style-name="Tableau2.A2" office:value-type="string">
            <text:p text:style-name="P25">Date de</text:p>
            <text:p text:style-name="P24">naissance</text:p>
            <text:p text:style-name="P24">JJ/MM/AA</text:p>
          </table:table-cell>
          <table:table-cell table:style-name="Tableau2.A2" office:value-type="string">
            <text:p text:style-name="P25">Qualité</text:p>
            <text:p text:style-name="P24">selon</text:p>
            <text:p text:style-name="P24">codes *</text:p>
          </table:table-cell>
          <table:table-cell table:style-name="Tableau2.A2" office:value-type="string">
            <text:p text:style-name="P25">Début de</text:p>
            <text:p text:style-name="P24">l'assurance</text:p>
            <text:p text:style-name="P24">mois/année</text:p>
          </table:table-cell>
          <table:table-cell table:style-name="Tableau2.A2" office:value-type="string">
            <text:p text:style-name="P25">Fin de</text:p>
            <text:p text:style-name="P24">l'assurance</text:p>
            <text:p text:style-name="P24">mois/année</text:p>
          </table:table-cell>
          <table:table-cell table:style-name="Tableau2.D1" office:value-type="string">
            <text:p text:style-name="P25">Subside alloué en</text:p>
            <text:p text:style-name="P24">%=RELATIV1=%</text:p>
          </table:table-cell>
        </table:table-row>
        <table:table-row table:style-name="Tableau2.3">
          <table:table-cell table:style-name="Tableau2.A3" office:value-type="string">
            <text:p text:style-name="P28"><text:tab/></text:p>
          </table:table-cell>
          <table:table-cell table:style-name="Tableau2.B3" office:value-type="string">
            <text:p text:style-name="P29"><text:tab/></text:p>
          </table:table-cell>
          <table:table-cell table:style-name="Tableau2.C3" office:value-type="string">
            <text:p text:style-name="P29"><text:tab/></text:p>
          </table:table-cell>
          <table:table-cell table:style-name="Tableau2.C3" office:value-type="string">
            <text:p text:style-name="P29"><text:tab/></text:p>
          </table:table-cell>
          <table:table-cell table:style-name="Tableau2.C3" office:value-type="string">
            <text:p text:style-name="P29"><text:tab/></text:p>
          </table:table-cell>
          <table:table-cell table:style-name="Tableau2.F3" office:value-type="string">
            <text:p text:style-name="P29"><text:tab/></text:p>
          </table:table-cell>
        </table:table-row>
        <table:table-row table:style-name="Tableau2.3">
          <table:table-cell table:style-name="Tableau2.A4" office:value-type="string">
            <text:p text:style-name="P28"><text:tab/></text:p>
          </table:table-cell>
          <table:table-cell table:style-name="Tableau2.B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3">
          <table:table-cell table:style-name="Tableau2.A4" office:value-type="string">
            <text:p text:style-name="P28"><text:tab/></text:p>
          </table:table-cell>
          <table:table-cell table:style-name="Tableau2.B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3">
          <table:table-cell table:style-name="Tableau2.A4" office:value-type="string">
            <text:p text:style-name="P28"><text:tab/></text:p>
          </table:table-cell>
          <table:table-cell table:style-name="Tableau2.B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3">
          <table:table-cell table:style-name="Tableau2.A4" office:value-type="string">
            <text:p text:style-name="P28"><text:tab/></text:p>
          </table:table-cell>
          <table:table-cell table:style-name="Tableau2.B7"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8">
          <table:table-cell table:style-name="Tableau2.A8" table:number-columns-spanned="6" office:value-type="string">
            <text:p text:style-name="P31">*<text:tab/>1) père/mère (ayant des enfants à charge), 2) mari/femme, 3) veuf/veuve, 4) divorcé(e), 5) séparé(e), 6) enfant à charge</text:p>
            <text:p text:style-name="P30"><text:tab/>(mineur ou majeur) domicilié dans le canton du Jura, 7) célibataire; les codes de 2 à 5 s'entendent pour des personnes</text:p>
            <text:p text:style-name="P30"><text:tab/>n'ayant pas ou plus d'enfants à charge</text:p>
          </table:table-cell>
          <table:covered-table-cell/>
          <table:covered-table-cell/>
          <table:covered-table-cell/>
          <table:covered-table-cell/>
          <table:covered-table-cell/>
        </table:table-row>
      </table:table>
      <text:p text:style-name="P19"/>
      <text:p text:style-name="P19">Lieu et date :<text:tab/><text:tab/>Signature :</text:p>
      <text:p text:style-name="P19"/>
      <text:p text:style-name="P20"><text:tab/><text:tab/><text:tab/></text:p>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5</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6-27T10:54:05.95</dc:date>
    <meta:print-date>2003-09-10T06:53:00</meta:print-date>
    <meta:editing-cycles>129</meta:editing-cycles>
    <meta:editing-duration>PT7H46M15S</meta:editing-duration>
    <meta:document-statistic meta:table-count="1" meta:image-count="2" meta:object-count="0" meta:page-count="2" meta:paragraph-count="88" meta:word-count="544" meta:character-count="375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